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40.44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1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16.85mm" fo:break-before="auto" style:use-optimal-row-height="true"/>
    </style:style>
    <style:style style:name="ro11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7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  <style:style style:name="T7" style:family="text">
      <style:text-properties fo:color="#000000" fo:font-size="10pt" style:letter-kerning="true" fo:country="none" style:country-asian="none" style:font-name-asian="Arial" style:font-size-asian="10pt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emphasize="none"/>
    </style:style>
    <style:style style:name="T8" style:family="text">
      <style:text-properties fo:font-size="10pt" style:letter-kerning="true" fo:country="none" style:country-asian="none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emphasize="none" style:font-name-asian="Mangal" style:font-size-asian="12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 table:visibility="filter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 table:visibility="filter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 table:visibility="filter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5" table:visibility="filter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 table:visibility="filter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 table:visibility="filter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7" table:visibility="filter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 table:visibility="filter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5.0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8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7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NOT DONE</text:p>
          </table:table-cell>
          <table:table-cell/>
          <table:table-cell table:style-name="ce1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Сохранение состояния сессии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21.0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 office:value-type="string" calcext:value-type="string">
            <text:p>2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Создать админ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Юля</text:p>
          </table:table-cell>
          <table:table-cell office:value-type="string" calcext:value-type="string">
            <text:p>15.06</text:p>
          </table:table-cell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7" office:value-type="string" calcext:value-type="string">
            <text:p>NOT DONE</text:p>
          </table:table-cell>
          <table:table-cell office:value-type="string" calcext:value-type="string">
            <text:p><text:span text:style-name="T2">кнопка «Изменить статус МЛ» осталась активной для заявок, в которых отсутствует маршрутный лист. Кроме того, </text:span><text:span text:style-name="T7">у</text:span><text:span text:style-name="T8"> клиента появилась кнопка «Изменение статуса МЛ» (её убирали, так как клиент не может поменять статус всего маршрутного листа).</text:span>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<text:span text:style-name="T5">Корректно отображается при наличии маршрутного листа. Однако возникла проблема с изменением статуса у накладной без маршрутного листа.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Сережа</text:p>
          </table:table-cell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9">
          <table:table-cell table:style-name="Default"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>
          <table:filter>
            <table:filter-and>
              <table:filter-condition table:field-number="4" table:value="22.06" table:operator="=">
                <table:filter-set-item table:value="22.06"/>
                <table:filter-set-item table:value="17.06"/>
                <table:filter-set-item table:value="21.06"/>
              </table:filter-condition>
              <table:filter-condition table:field-number="2" table:value="NOT DON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.00.0000</text:date>, <text:time style:data-style-name="N2" text:time-value="09:19:13.51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6-20T18:10:10.524000000</dc:date>
    <meta:editing-duration>PT5H17M20S</meta:editing-duration>
    <meta:editing-cycles>7</meta:editing-cycles>
    <meta:generator>LibreOffice/5.0.4.2$Windows_x86 LibreOffice_project/2b9802c1994aa0b7dc6079e128979269cf95bc78</meta:generator>
    <meta:document-statistic meta:table-count="2" meta:cell-count="132" meta:object-count="0"/>
  </office:meta>
</office:document-meta>
</file>